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ur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PLAYED</text:p>
          </table:table-cell>
          <table:table-cell table:number-columns-repeated="2"/>
          <table:table-cell table:style-name="ce2" office:value-type="string" calcext:value-type="string">
            <text:p>DUREE</text:p>
          </table:table-cell>
          <table:table-cell table:style-name="ce2" table:formula="of:=SUM([.F5:.F873])" office:value-type="float" office:value="111.13" calcext:value-type="float">
            <text:p>111,13</text:p>
          </table:table-cell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]*[.E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4.33" calcext:value-type="float">
            <text:p>4,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7]*[.E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8]*[.E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9]*[.E9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0]*[.E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11]*[.E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8.5" calcext:value-type="float">
            <text:p>8,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2]*[.E12]"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3]*[.E1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14]*[.E14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]*[.E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16]*[.E1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C17]*[.E17]" office:value-type="float" office:value="11.5" calcext:value-type="float">
            <text:p>1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 court</text:p>
          </table:table-cell>
          <table:table-cell office:value-type="float" office:value="4.75" calcext:value-type="float">
            <text:p>4,7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18]*[.E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19]*[.E1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[.C20]*[.E2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3" calcext:value-type="float">
            <text:p>10,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21]*[.E21]" office:value-type="float" office:value="10.3" calcext:value-type="float">
            <text:p>10,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2]*[.E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omanie</text:p>
          </table:table-cell>
          <table:table-cell office:value-type="float" office:value="5.5" calcext:value-type="float">
            <text:p>5,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C23]*[.E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4]*[.E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C25]*[.E2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26]*[.E2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27]*[.E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C28]*[.E28]"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]*[.E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]*[.E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]*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2]*[.E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]*[.E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4]*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]*[.E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]*[.E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37]*[.E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8.5" calcext:value-type="float">
            <text:p>8,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38]*[.E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9]*[.E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]*[.E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41]*[.E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 court</text:p>
          </table:table-cell>
          <table:table-cell office:value-type="float" office:value="4.75" calcext:value-type="float">
            <text:p>4,7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42]*[.E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43]*[.E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]*[.E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]*[.E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46]*[.E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]*[.E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]*[.E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49]*[.E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50]*[.E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51]*[.E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52]*[.E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53]*[.E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gazoum </text:p>
          </table:table-cell>
          <table:table-cell office:value-type="float" office:value="4.5" calcext:value-type="float">
            <text:p>4,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]*[.E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]*[.E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]*[.E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]*[.E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]*[.E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]*[.E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]*[.E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]*[.E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]*[.E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]*[.E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]*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5]*[.E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6]*[.E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90]*[.E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1]*[.E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2]*[.E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3]*[.E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4]*[.E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5]*[.E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6]*[.E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7]*[.E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8]*[.E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9]*[.E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0]*[.E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1]*[.E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2]*[.E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3]*[.E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4]*[.E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5]*[.E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6]*[.E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7]*[.E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8]*[.E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9]*[.E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0]*[.E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1]*[.E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2]*[.E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3]*[.E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4]*[.E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5]*[.E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6]*[.E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7]*[.E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8]*[.E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9]*[.E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0]*[.E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1]*[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2]*[.E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3]*[.E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4]*[.E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5]*[.E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6]*[.E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7]*[.E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8]*[.E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9]*[.E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0]*[.E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1]*[.E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2]*[.E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3]*[.E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4]*[.E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5]*[.E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6]*[.E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7]*[.E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8]*[.E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9]*[.E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0]*[.E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1]*[.E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2]*[.E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3]*[.E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4]*[.E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5]*[.E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6]*[.E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7]*[.E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8]*[.E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9]*[.E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0]*[.E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1]*[.E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2]*[.E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3]*[.E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4]*[.E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5]*[.E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6]*[.E1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7]*[.E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8]*[.E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9]*[.E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0]*[.E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1]*[.E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2]*[.E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3]*[.E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4]*[.E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5]*[.E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6]*[.E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7]*[.E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8]*[.E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9]*[.E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0]*[.E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1]*[.E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2]*[.E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3]*[.E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4]*[.E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5]*[.E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6]*[.E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7]*[.E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8]*[.E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9]*[.E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0]*[.E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1]*[.E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2]*[.E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3]*[.E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4]*[.E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5]*[.E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6]*[.E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7]*[.E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8]*[.E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9]*[.E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0]*[.E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1]*[.E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2]*[.E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3]*[.E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4]*[.E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5]*[.E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6]*[.E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7]*[.E1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8]*[.E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9]*[.E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0]*[.E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1]*[.E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2]*[.E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3]*[.E2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4]*[.E2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5]*[.E2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6]*[.E2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7]*[.E2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8]*[.E2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9]*[.E2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0]*[.E2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1]*[.E2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2]*[.E2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3]*[.E2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4]*[.E2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5]*[.E2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6]*[.E2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7]*[.E2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8]*[.E2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9]*[.E2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0]*[.E2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1]*[.E2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2]*[.E2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3]*[.E2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4]*[.E2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5]*[.E2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6]*[.E2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7]*[.E2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8]*[.E2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9]*[.E2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0]*[.E2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1]*[.E2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2]*[.E2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3]*[.E2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4]*[.E2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5]*[.E2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6]*[.E2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7]*[.E2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8]*[.E2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9]*[.E2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0]*[.E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1]*[.E2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2]*[.E2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3]*[.E2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4]*[.E2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5]*[.E2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6]*[.E2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7]*[.E2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8]*[.E2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9]*[.E2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0]*[.E2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1]*[.E2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2]*[.E2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3]*[.E2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4]*[.E2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5]*[.E2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6]*[.E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7]*[.E2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8]*[.E2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9]*[.E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0]*[.E2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1]*[.E2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2]*[.E2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3]*[.E2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4]*[.E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5]*[.E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6]*[.E2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7]*[.E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8]*[.E2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9]*[.E2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0]*[.E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1]*[.E2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2]*[.E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3]*[.E2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4]*[.E2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5]*[.E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6]*[.E2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7]*[.E2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8]*[.E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9]*[.E2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0]*[.E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1]*[.E2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2]*[.E2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3]*[.E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4]*[.E2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5]*[.E2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6]*[.E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7]*[.E2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8]*[.E2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9]*[.E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0]*[.E2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1]*[.E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2]*[.E2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3]*[.E2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4]*[.E2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5]*[.E2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6]*[.E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7]*[.E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8]*[.E2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9]*[.E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0]*[.E3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1]*[.E3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2]*[.E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3]*[.E3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4]*[.E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5]*[.E3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6]*[.E3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7]*[.E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8]*[.E3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9]*[.E3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0]*[.E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1]*[.E3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2]*[.E3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3]*[.E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4]*[.E3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5]*[.E3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6]*[.E3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7]*[.E3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8]*[.E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9]*[.E3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0]*[.E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1]*[.E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2]*[.E3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3]*[.E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4]*[.E3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5]*[.E3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6]*[.E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7]*[.E3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8]*[.E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9]*[.E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0]*[.E3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1]*[.E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2]*[.E3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3]*[.E3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4]*[.E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5]*[.E3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6]*[.E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7]*[.E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8]*[.E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9]*[.E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0]*[.E3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1]*[.E3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2]*[.E3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3]*[.E3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4]*[.E3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5]*[.E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6]*[.E3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7]*[.E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8]*[.E3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9]*[.E3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0]*[.E3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1]*[.E3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2]*[.E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3]*[.E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4]*[.E3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5]*[.E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6]*[.E3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7]*[.E3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8]*[.E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9]*[.E3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0]*[.E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1]*[.E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2]*[.E3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3]*[.E3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4]*[.E3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5]*[.E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6]*[.E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7]*[.E3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8]*[.E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9]*[.E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0]*[.E3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1]*[.E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2]*[.E3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3]*[.E3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4]*[.E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5]*[.E3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6]*[.E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7]*[.E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8]*[.E3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9]*[.E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0]*[.E3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1]*[.E3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2]*[.E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3]*[.E3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4]*[.E3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5]*[.E3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6]*[.E3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7]*[.E3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8]*[.E3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9]*[.E3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0]*[.E3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1]*[.E3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2]*[.E3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3]*[.E3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4]*[.E3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5]*[.E3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6]*[.E3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7]*[.E3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8]*[.E3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9]*[.E3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0]*[.E4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1]*[.E4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2]*[.E4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3]*[.E4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4]*[.E4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5]*[.E4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6]*[.E4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7]*[.E4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8]*[.E4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9]*[.E4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0]*[.E4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1]*[.E4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2]*[.E4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3]*[.E4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4]*[.E4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5]*[.E4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6]*[.E4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7]*[.E4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8]*[.E4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9]*[.E4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0]*[.E4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1]*[.E4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2]*[.E4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3]*[.E4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4]*[.E4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5]*[.E4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6]*[.E4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7]*[.E4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8]*[.E4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9]*[.E4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0]*[.E4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1]*[.E4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2]*[.E4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3]*[.E4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4]*[.E4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5]*[.E4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6]*[.E4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7]*[.E4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8]*[.E4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9]*[.E4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0]*[.E4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1]*[.E4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2]*[.E4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3]*[.E4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4]*[.E4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5]*[.E4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6]*[.E4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7]*[.E4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8]*[.E4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9]*[.E4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0]*[.E4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1]*[.E4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2]*[.E4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3]*[.E4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4]*[.E4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5]*[.E4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6]*[.E4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7]*[.E4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8]*[.E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9]*[.E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0]*[.E4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1]*[.E4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2]*[.E4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3]*[.E4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4]*[.E4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5]*[.E4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6]*[.E4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7]*[.E4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8]*[.E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9]*[.E4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0]*[.E4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1]*[.E4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2]*[.E4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3]*[.E4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4]*[.E4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5]*[.E4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6]*[.E4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7]*[.E4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8]*[.E4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9]*[.E4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0]*[.E4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1]*[.E4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2]*[.E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3]*[.E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4]*[.E4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5]*[.E4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6]*[.E4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7]*[.E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8]*[.E4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9]*[.E4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0]*[.E4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1]*[.E4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2]*[.E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3]*[.E4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4]*[.E4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5]*[.E4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6]*[.E4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7]*[.E4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8]*[.E4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9]*[.E4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0]*[.E5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1]*[.E5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2]*[.E5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3]*[.E5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4]*[.E5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5]*[.E5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6]*[.E5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7]*[.E5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8]*[.E5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9]*[.E5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0]*[.E5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1]*[.E5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2]*[.E5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3]*[.E5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4]*[.E5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5]*[.E5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6]*[.E5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7]*[.E5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8]*[.E5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9]*[.E5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0]*[.E5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1]*[.E5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2]*[.E5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3]*[.E5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4]*[.E5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5]*[.E5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6]*[.E5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7]*[.E5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8]*[.E5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9]*[.E5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0]*[.E5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1]*[.E5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2]*[.E5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3]*[.E5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4]*[.E5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5]*[.E5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6]*[.E5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7]*[.E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8]*[.E5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9]*[.E5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0]*[.E5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1]*[.E5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2]*[.E5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3]*[.E5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4]*[.E5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5]*[.E5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6]*[.E5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7]*[.E5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8]*[.E5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9]*[.E5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0]*[.E5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1]*[.E5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2]*[.E5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3]*[.E5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4]*[.E5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5]*[.E5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6]*[.E5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7]*[.E5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8]*[.E5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9]*[.E5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0]*[.E5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1]*[.E5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2]*[.E5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3]*[.E5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4]*[.E5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5]*[.E5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6]*[.E5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7]*[.E5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8]*[.E5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9]*[.E5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0]*[.E5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1]*[.E5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2]*[.E5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3]*[.E5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4]*[.E5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5]*[.E5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6]*[.E5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7]*[.E5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8]*[.E5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9]*[.E5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0]*[.E5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1]*[.E5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2]*[.E5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3]*[.E5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4]*[.E5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5]*[.E5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6]*[.E5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7]*[.E5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8]*[.E5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9]*[.E5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0]*[.E5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1]*[.E5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2]*[.E5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3]*[.E5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4]*[.E5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5]*[.E5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6]*[.E5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7]*[.E5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8]*[.E5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9]*[.E5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0]*[.E6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1]*[.E6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2]*[.E6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3]*[.E6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4]*[.E6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5]*[.E6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6]*[.E6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7]*[.E6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8]*[.E6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9]*[.E6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0]*[.E6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1]*[.E6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2]*[.E6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3]*[.E6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4]*[.E6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5]*[.E6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6]*[.E6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7]*[.E6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8]*[.E6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9]*[.E6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0]*[.E6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1]*[.E6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2]*[.E6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3]*[.E6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4]*[.E6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5]*[.E6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6]*[.E6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7]*[.E6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8]*[.E6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9]*[.E6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0]*[.E6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1]*[.E6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2]*[.E6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3]*[.E6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4]*[.E6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5]*[.E6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6]*[.E6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7]*[.E6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8]*[.E6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9]*[.E6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0]*[.E6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1]*[.E6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2]*[.E64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93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0">00/00/0000</text:date>, <text:time style:data-style-name="N2" text:time-value="22:05:08.502918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30:33.065976030</meta:creation-date>
    <dc:date>2022-11-10T22:05:53.294058490</dc:date>
    <meta:editing-duration>P8DT10H10M52S</meta:editing-duration>
    <meta:editing-cycles>18</meta:editing-cycles>
    <meta:generator>LibreOffice/5.1.6.2$Linux_X86_64 LibreOffice_project/10m0$Build-2</meta:generator>
    <meta:document-statistic meta:table-count="1" meta:cell-count="906" meta:object-count="0"/>
  </office:meta>
</office:document-meta>
</file>